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normal" officeooo:paragraph-rsid="0003b238" style:font-size-asian="17.5pt" style:font-weight-asian="normal" style:font-size-complex="20pt" style:font-weight-complex="normal"/>
    </style:style>
    <style:style style:name="P2" style:family="paragraph" style:parent-style-name="Standard" style:list-style-name="L1">
      <style:paragraph-properties fo:text-align="start" style:justify-single-word="false"/>
      <style:text-properties officeooo:paragraph-rsid="0003b238"/>
    </style:style>
    <style:style style:name="P3" style:family="paragraph" style:parent-style-name="Standard" style:list-style-name="L1">
      <style:paragraph-properties fo:text-align="start" style:justify-single-word="false"/>
      <style:text-properties officeooo:paragraph-rsid="00042660"/>
    </style:style>
    <style:style style:name="P4" style:family="paragraph" style:parent-style-name="Standard">
      <style:paragraph-properties fo:text-align="start" style:justify-single-word="false"/>
      <style:text-properties officeooo:paragraph-rsid="0003b238"/>
    </style:style>
    <style:style style:name="P5" style:family="paragraph" style:parent-style-name="Standard" style:list-style-name="L2">
      <style:paragraph-properties fo:text-align="start" style:justify-single-word="false"/>
      <style:text-properties officeooo:paragraph-rsid="0003b238"/>
    </style:style>
    <style:style style:name="P6" style:family="paragraph" style:parent-style-name="Standard" style:list-style-name="L3">
      <style:paragraph-properties fo:text-align="start" style:justify-single-word="false"/>
      <style:text-properties officeooo:paragraph-rsid="00042660"/>
    </style:style>
    <style:style style:name="T1" style:family="text">
      <style:text-properties officeooo:rsid="0003b238"/>
    </style:style>
    <style:style style:name="T2" style:family="text">
      <style:text-properties fo:font-size="14pt" fo:font-weight="normal" officeooo:rsid="0003b238" style:font-size-asian="12.25pt" style:font-weight-asian="normal" style:font-size-complex="14pt" style:font-weight-complex="normal"/>
    </style:style>
    <style:style style:name="T3" style:family="text">
      <style:text-properties fo:font-size="14pt" fo:font-weight="normal" officeooo:rsid="00042660" style:font-size-asian="12.25pt" style:font-weight-asian="normal" style:font-size-complex="14pt" style:font-weight-complex="normal"/>
    </style:style>
    <style:style style:name="T4" style:family="text">
      <style:text-properties fo:font-variant="normal" fo:text-transform="none" fo:color="#000000" style:text-line-through-style="none" style:font-name="Arial1" fo:font-size="14.25pt" fo:font-style="normal" style:text-underline-style="none" fo:font-weight="normal" officeooo:rsid="00042660" style:text-blinking="false" fo:background-color="transparent" style:font-size-asian="12.25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22cm" fo:text-indent="-0.635cm" fo:margin-left="7.7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7cm" fo:text-indent="-0.635cm" fo:margin-left="8.35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pport, projet d'ELEC 221</text:span></text:p>
      <text:p text:style-name="P1"><text:span text:style-name="T1">Self-checking Carry-select Adder with Sum-bit Duplication</text:span></text:p>
      <text:p text:style-name="P1"><text:span text:style-name="T1"/></text:p>
      <text:p text:style-name="P1"><text:span text:style-name="T1"/></text:p>
      <text:list xml:id="list1080983788" text:style-name="L1">
        <text:list-item>
          <text:p text:style-name="P2"><text:span text:style-name="T2">Architecture globale du programme</text:span></text:p>
        </text:list-item>
      </text:list>
      <text:p text:style-name="P4"><text:span text:style-name="T2"><text:tab/>Le code se divise en trois sous parties :</text:span></text:p>
      <text:list xml:id="list1036857763" text:style-name="L2">
        <text:list-item>
          <text:p text:style-name="P5"><text:span text:style-name="T2">src :une partie source (src) ou sont stocké les modules synthétisables. Ces modules sont tous paramétrables, sauf le duplicated_carry select_adder_64b.sv qui a une taille fixée pour faire des <text:tab/>additions de deux opérandes de 64 bits.</text:span></text:p>
        </text:list-item>
        <text:list-item>
          <text:p text:style-name="P5"><text:span text:style-name="T2">Simu : une partie simulation comprenant l'ensemble des testbenchs (un pour chaque module) et le Makefile qui automatise entièrement la chaine de compilation (il suffit de taper make pour lancer la compilation de tous les modules et la simulation du test bench écrit dans CURRENT_TB.sv dans le Makefile).</text:span></text:p>
        </text:list-item>
        <text:list-item>
          <text:p text:style-name="P5"><text:span text:style-name="T2">Syn : dossier de synthèse du module.</text:span></text:p>
          <text:p text:style-name="P5"><text:span text:style-name="T2"/></text:p>
        </text:list-item>
      </text:list>
      <text:list xml:id="list2136227896" text:continue-list="list1080983788" text:style-name="L1">
        <text:list-item>
          <text:p text:style-name="P3"><text:span text:style-name="T3">Etude des différents modules</text:span></text:p>
        </text:list-item>
      </text:list>
      <text:list xml:id="list859480512" text:style-name="L3">
        <text:list-item>
          <text:p text:style-name="P6"><text:span text:style-name="T3">fra-basis-bl-a .sv  est un module calculer la somme de deux bits pairs (exemple : a[2] + b[2]). </text:span></text:p>
        </text:list-item>
        <text:list-item>
          <text:p text:style-name="P6"><text:span text:style-name="T3">fra-basis-bl-b .sv  est un module calculer la somme de deux bits impairs (exemple : a[1] + b[1]).</text:span></text:p>
        </text:list-item>
        <text:list-item>
          <text:p text:style-name="P6"><text:span text:style-name="T3">sdb_inner.sv est un module qui calcule la somme de deux opérandes de n bits (n étant un paramètre) et qui sort la retenue du bloc.</text:span></text:p>
        </text:list-item>
        <text:list-item>
          <text:p text:style-name="P6"><text:span text:style-name="T3">Sdb.sv est le module comprenant la duplication des retenues (on instancie deux sdb_inner)</text:span></text:p>
        </text:list-item>
        <text:list-item>
          <text:p text:style-name="P6"><text:span text:style-name="T3">basis_adder.sv fait la somme de deux opérandes de n bits avec sélection de la bonne sortie en fonction de la retenue entrante. (c'est ce qui permet de faire un carry select adder).</text:span></text:p>
        </text:list-item>
        <text:list-item>
          <text:p text:style-name="P6"><text:span text:style-name="T3">duplicateb_carry_select_adder_64b.sv : module globale de l'adder</text:span></text:p>
        </text:list-item>
        <text:list-item>
          <text:p text:style-name="P6"><text:span text:style-name="T3">//module paramétrable TODO</text:span></text:p>
        </text:list-item>
      </text:list>
      <text:list xml:id="list1007223791" text:continue-list="list2136227896" text:style-name="L1">
        <text:list-item>
          <text:p text:style-name="P3"><text:span text:style-name="T3">Calcul de la paramétrabilité du module …...</text:span></text:p>
          <text:p text:style-name="P3"><text:span text:style-name="T3">L'architecture paramétrable fonctionne en m0 m0 m0+2 m0+2 etc …</text:span></text:p>
          <text:p text:style-name="P3"><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4T15:11:12</meta:creation-date>
    <dc:date>2011-11-24T16:01:52</dc:date>
    <meta:editing-duration>PT00H35M30S</meta:editing-duration>
    <meta:editing-cycles>1</meta:editing-cycles>
    <meta:generator>OpenOffice.org/3.2$Unix OpenOffice.org_project/320m19$Build-9505</meta:generator>
    <meta:document-statistic meta:table-count="0" meta:image-count="0" meta:object-count="0" meta:page-count="1" meta:paragraph-count="17" meta:word-count="261" meta:character-count="1561"/>
  </office:meta>
</office:document-meta>
</file>